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Khmer OS" svg:font-family="'Khmer OS'" style:font-pitch="variable"/>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KLUG" fo:font-weight="bold" officeooo:rsid="0023af6d" officeooo:paragraph-rsid="0023af6d" style:font-weight-asian="bold" style:font-weight-complex="bold"/>
    </style:style>
    <style:style style:name="P2" style:family="paragraph" style:parent-style-name="Standard">
      <style:paragraph-properties fo:text-align="center" style:justify-single-word="false"/>
      <style:text-properties style:font-name="LKLUG" fo:font-style="italic" fo:font-weight="normal" officeooo:rsid="00214e40" officeooo:paragraph-rsid="00214e40" style:font-style-asian="italic" style:font-weight-asian="normal" style:font-style-complex="italic" style:font-weight-complex="normal"/>
    </style:style>
    <style:style style:name="P3" style:family="paragraph" style:parent-style-name="Standard">
      <style:paragraph-properties fo:text-align="center" style:justify-single-word="false"/>
      <style:text-properties style:font-name="LKLUG" fo:font-style="italic" fo:font-weight="normal" officeooo:rsid="0023af6d" officeooo:paragraph-rsid="0023af6d" style:font-style-asian="italic" style:font-weight-asian="normal" style:font-style-complex="italic" style:font-weight-complex="normal"/>
    </style:style>
    <style:style style:name="P4" style:family="paragraph" style:parent-style-name="Standard">
      <style:paragraph-properties fo:text-align="justify" style:justify-single-word="false"/>
      <style:text-properties officeooo:paragraph-rsid="001c2cf4"/>
    </style:style>
    <style:style style:name="P5" style:family="paragraph" style:parent-style-name="Standard">
      <style:paragraph-properties fo:text-align="justify" style:justify-single-word="false"/>
      <style:text-properties officeooo:paragraph-rsid="001f42b4"/>
    </style:style>
    <style:style style:name="P6" style:family="paragraph" style:parent-style-name="Standard">
      <style:paragraph-properties fo:text-align="justify" style:justify-single-word="false"/>
      <style:text-properties officeooo:paragraph-rsid="00214e40"/>
    </style:style>
    <style:style style:name="P7" style:family="paragraph" style:parent-style-name="Standard">
      <style:paragraph-properties fo:text-align="justify" style:justify-single-word="false"/>
      <style:text-properties officeooo:paragraph-rsid="0023af6d"/>
    </style:style>
    <style:style style:name="P8" style:family="paragraph" style:parent-style-name="Standard">
      <style:paragraph-properties fo:text-align="center" style:justify-single-word="false"/>
      <style:text-properties style:font-name="LKLUG" fo:font-weight="bold" officeooo:rsid="001c2cf4" officeooo:paragraph-rsid="001c2cf4" style:font-weight-asian="bold" style:font-weight-complex="bold"/>
    </style:style>
    <style:style style:name="P9" style:family="paragraph" style:parent-style-name="Standard">
      <style:paragraph-properties fo:text-align="center" style:justify-single-word="false"/>
      <style:text-properties style:font-name="LKLUG" fo:font-weight="bold" officeooo:rsid="001f42b4" officeooo:paragraph-rsid="001f42b4" style:font-weight-asian="bold" style:font-weight-complex="bold"/>
    </style:style>
    <style:style style:name="P10" style:family="paragraph" style:parent-style-name="Standard">
      <style:paragraph-properties fo:text-align="center" style:justify-single-word="false"/>
      <style:text-properties style:font-name="LKLUG" fo:font-style="italic" fo:font-weight="normal" officeooo:rsid="0023af6d" officeooo:paragraph-rsid="0023af6d"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style:font-name="Khmer OS" officeooo:rsid="001c2cf4" officeooo:paragraph-rsid="001c2cf4"/>
    </style:style>
    <style:style style:name="P12" style:family="paragraph" style:parent-style-name="Standard">
      <style:paragraph-properties fo:text-align="justify" style:justify-single-word="false"/>
      <style:text-properties style:font-name="Khmer OS" officeooo:rsid="001c2cf4" officeooo:paragraph-rsid="00214e40"/>
    </style:style>
    <style:style style:name="P13" style:family="paragraph" style:parent-style-name="Standard">
      <style:paragraph-properties fo:text-align="justify" style:justify-single-word="false"/>
      <style:text-properties style:font-name="Khmer OS" officeooo:rsid="001c2cf4" officeooo:paragraph-rsid="0023af6d"/>
    </style:style>
    <style:style style:name="P14" style:family="paragraph" style:parent-style-name="Standard">
      <style:paragraph-properties fo:text-align="justify" style:justify-single-word="false"/>
      <style:text-properties style:font-name="Khmer OS" officeooo:rsid="00214e40" officeooo:paragraph-rsid="00214e40"/>
    </style:style>
    <style:style style:name="P15" style:family="paragraph" style:parent-style-name="Standard">
      <style:paragraph-properties fo:text-align="justify" style:justify-single-word="false"/>
      <style:text-properties style:font-name="Khmer OS" officeooo:rsid="00222ccf" officeooo:paragraph-rsid="00214e40"/>
    </style:style>
    <style:style style:name="P16" style:family="paragraph" style:parent-style-name="Standard">
      <style:paragraph-properties fo:text-align="justify" style:justify-single-word="false"/>
      <style:text-properties style:font-name="Khmer OS" officeooo:rsid="00222ccf" officeooo:paragraph-rsid="0023af6d"/>
    </style:style>
    <style:style style:name="P17" style:family="paragraph" style:parent-style-name="Standard">
      <style:paragraph-properties fo:text-align="justify" style:justify-single-word="false"/>
      <style:text-properties style:font-name="Khmer OS" officeooo:rsid="0020a711" officeooo:paragraph-rsid="0023af6d"/>
    </style:style>
    <style:style style:name="P18" style:family="paragraph" style:parent-style-name="Standard">
      <style:paragraph-properties fo:text-align="center" style:justify-single-word="false"/>
      <style:text-properties officeooo:paragraph-rsid="0023af6d"/>
    </style:style>
    <style:style style:name="P19" style:family="paragraph" style:parent-style-name="Standard">
      <style:paragraph-properties fo:text-align="justify" style:justify-single-word="false"/>
      <style:text-properties officeooo:paragraph-rsid="0023af6d"/>
    </style:style>
    <style:style style:name="P20" style:family="paragraph" style:parent-style-name="Standard">
      <style:paragraph-properties fo:text-align="justify" style:justify-single-word="false"/>
      <style:text-properties officeooo:paragraph-rsid="0026b54f"/>
    </style:style>
    <style:style style:name="P21" style:family="paragraph" style:parent-style-name="Standard">
      <style:paragraph-properties fo:text-align="justify" style:justify-single-word="false"/>
      <style:text-properties officeooo:rsid="0029141a" officeooo:paragraph-rsid="0029141a"/>
    </style:style>
    <style:style style:name="T1" style:family="text">
      <style:text-properties style:font-name="Khmer OS"/>
    </style:style>
    <style:style style:name="T2" style:family="text">
      <style:text-properties style:font-name="Khmer OS" officeooo:rsid="001c2cf4"/>
    </style:style>
    <style:style style:name="T3" style:family="text">
      <style:text-properties style:font-name="Khmer OS" officeooo:rsid="001cf0a9"/>
    </style:style>
    <style:style style:name="T4" style:family="text">
      <style:text-properties style:font-name="Khmer OS" officeooo:rsid="001e10bc"/>
    </style:style>
    <style:style style:name="T5" style:family="text">
      <style:text-properties style:font-name="Khmer OS" officeooo:rsid="001f42b4"/>
    </style:style>
    <style:style style:name="T6" style:family="text">
      <style:text-properties style:font-name="Khmer OS" officeooo:rsid="0020a711"/>
    </style:style>
    <style:style style:name="T7" style:family="text">
      <style:text-properties style:font-name="Khmer OS" officeooo:rsid="00214e40"/>
    </style:style>
    <style:style style:name="T8" style:family="text">
      <style:text-properties style:font-name="Khmer OS" officeooo:rsid="00222ccf"/>
    </style:style>
    <style:style style:name="T9" style:family="text">
      <style:text-properties style:font-name="Khmer OS" officeooo:rsid="0024457c"/>
    </style:style>
    <style:style style:name="T10" style:family="text">
      <style:text-properties style:font-name="Khmer OS" officeooo:rsid="00257d3b"/>
    </style:style>
    <style:style style:name="T11" style:family="text">
      <style:text-properties style:font-name="Khmer OS" officeooo:rsid="0026b54f"/>
    </style:style>
    <style:style style:name="T12" style:family="text">
      <style:text-properties style:font-name="Khmer OS" officeooo:rsid="0029141a"/>
    </style:style>
    <style:style style:name="T13" style:family="text">
      <style:text-properties style:font-name="LKLUG" fo:font-weight="bold" officeooo:rsid="0023af6d" style:font-weight-asian="bold" style:font-weight-complex="bold"/>
    </style:style>
    <style:style style:name="T14" style:family="text">
      <style:text-properties style:font-name="LKLUG" fo:font-weight="bold" officeooo:rsid="001f42b4" style:font-weight-asian="bold" style:font-weight-complex="bold"/>
    </style:style>
    <style:style style:name="T15" style:family="text">
      <style:text-properties officeooo:rsid="002445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troducción</text:p>
      <text:p text:style-name="P4"><text:span text:style-name="T2"><text:tab/></text:span><text:span text:style-name="T3">El proceso unificado es ideal para proyectos de software de gran tamaño. </text:span><text:span text:style-name="T4">Además, es adaptable para cualquier tipo de aplicación. Esto es algo que los creadores (Jacobson, Booch y Rumbaugh) han conseguido implementando lo mejor de cada autor. Cuando hablamos del Proceso Unificado o UP tenemos que mencionar que está regido por 3 aspectos definitorios: 1. Dirigidos por casos de uso, 2. Centrado en la arquitectura y 3. UP es un modelo iterativo e incremental; <text:s/>tres aspectos que dan vida al </text:span><text:span text:style-name="T5">Proceso Unificado</text:span><text:span text:style-name="T4">. Y no solo eso, el </text:span><text:span text:style-name="T5">UP </text:span><text:span text:style-name="T4">cuenta con un ciclo de vida donde cada fase cuenta con iteraciones que recorren un flujo de trabajo que permiten guiar al ingeniero de software por un camino correcto. Para concluir, veremos 3 perspectiva (Dinámica, Estática y Práctica) propuesta por Ian Sommerville, las cuales no modifican el proceso original sino que estas ofrecen un mejor entendimiento del Proceso Unificado.</text:span></text:p>
      <text:p text:style-name="P9">Proceso Unificado</text:p>
      <text:p text:style-name="P5"><text:span text:style-name="T2"><text:tab/></text:span><text:span text:style-name="T5">El Proceso Unificado es un modelo de desarrollo como lo es el Waterfall (Modelo Cascada), con ella se pretende solucionar muchos de los problemas asociados al desarrollo de software, y es que UP es un marco de trabajo que puede especializarse para una gran variedad de sistemas de software, para diferentes niveles de aptitud y diferentes tamaños de proyectos, </text:span><text:span text:style-name="T6">para conseguirlo los creadores implementaron las mejores características de los modelos clásicos e implementaron nuevos con el fin de adaptarse a cualquier proyecto. Como resultado obtuvieron un modelo de desarrollo flexible y adaptable.</text:span></text:p>
      <text:p text:style-name="P11"/>
      <text:p text:style-name="P2">Dirigidos Por Casos De Usos</text:p>
      <text:p text:style-name="P6"><text:span text:style-name="T2"><text:tab/></text:span><text:span text:style-name="T7">Los casos de uso reflejan lo que los usuarios futuros necesitan y desean, a partir de aquí los casos de usos guían el proceso. La captura de requerimiento tiene dos objetivos: encontrar los verdaderos requerimientos y representarlos de un modo adecuado para ser entendidos pos los usuarios, clientes y desarrolladores.</text:span></text:p>
      <text:p text:style-name="P14"/>
      <text:p text:style-name="P14"/>
      <text:p text:style-name="P12"><text:soft-page-break/></text:p>
      <text:p text:style-name="P2">Centrado En La Arquitectura</text:p>
      <text:p text:style-name="P6"><text:span text:style-name="T2"><text:tab/></text:span><text:span text:style-name="T7">Los casos de usos son increíbles, pero no son suficientes así que para obtener una idea clara del proyecto, el Proceso Unificado utiliza la arquitectura para mostrar los elementos estructurales y las interfaces del sistema. </text:span><text:span text:style-name="T8">Por lo que los usuarios y desarrolladores deben estar de acuerdo . </text:span></text:p>
      <text:p text:style-name="P12"/>
      <text:p text:style-name="P2">Iterativo e Incremental</text:p>
      <text:p text:style-name="P6"><text:span text:style-name="T2"><text:tab/></text:span><text:span text:style-name="T8">UP propone que cada fase se desarrolle en iteraciones, cada iteración involucra actividades de todos los flujos de trabajo, esto permite que el desarrollo del software se pueda hacer incrementos poco a poco.</text:span></text:p>
      <text:p text:style-name="P15"/>
      <text:p text:style-name="P18"><text:span text:style-name="T13">Fases Del </text:span><text:span text:style-name="T14">Proceso Unificado</text:span></text:p>
      <text:p text:style-name="P3"/>
      <text:p text:style-name="P3"><text:span text:style-name="T15">Fase </text:span>Concepción</text:p>
      <text:p text:style-name="P7"><text:span text:style-name="T2"><text:tab/></text:span><text:span text:style-name="T9">Esta fase tiene como propósito establecer e identificar todas las entidades externas que </text:span><text:span text:style-name="T10">interactuarán con el sistema, así como identificar los riesgos asociados al proyecto.</text:span></text:p>
      <text:p text:style-name="P13"/>
      <text:p text:style-name="P3"><text:span text:style-name="T15">Fase </text:span>Elaboración</text:p>
      <text:p text:style-name="P7"><text:span text:style-name="T2"><text:tab/></text:span><text:span text:style-name="T10">Las metas de la fase elaboración consisten en desarrollar la comprensión del problema , establecer un marco conceptual arquitectónico y diseñar un plan para el proyecto. </text:span></text:p>
      <text:p text:style-name="P13"/>
      <text:p text:style-name="P3"><text:span text:style-name="T15">Fase </text:span>Construcción</text:p>
      <text:p text:style-name="P7"><text:span text:style-name="T2"><text:tab/></text:span><text:span text:style-name="T10">La fase construcción incluye el diseño, programación y pruebas del sistema, con esta fase construiremos el camino prefabricado en la fase elaboración y al completarse esta, el sistema debe estar funcionando y su documentación lista.</text:span></text:p>
      <text:p text:style-name="P16"/>
      <text:p text:style-name="P16"/>
      <text:p text:style-name="P16"/>
      <text:p text:style-name="P16"><text:soft-page-break/></text:p>
      <text:p text:style-name="P3"><text:span text:style-name="T15">Fase </text:span>Transición</text:p>
      <text:p text:style-name="P7"><text:span text:style-name="T2"><text:tab/></text:span><text:span text:style-name="T10">El propósito de esta fase es asegurar que el software esté disponible para los usuarios finales, ajustar los errores y defectos encontrados y capacitar a los usuarios y/o soporte técnico de ser necesario, el propósito de esta fase final es poner en marcha el sistema en un ambiente real. </text:span></text:p>
      <text:p text:style-name="P16"/>
      <text:p text:style-name="P1">Flujos De Trabajos</text:p>
      <text:p text:style-name="P20"><text:span text:style-name="T2"><text:tab/></text:span><text:span text:style-name="T11">El flujo de trabajo está distribuido a través de todas las fases del proceso unificado. El flujo de trabajo ayuda a definir el trabajo a realizar dentro de las fases del Proceso Unificado, la importancia y la dedicación a cada disciplina varía dependiendo de la fase en que se encuentre. Estos flujos de trabajos se dividen en 6 categorías.</text:span></text:p>
      <text:p text:style-name="P17"/>
      <text:p text:style-name="P3">Modelado De Negocios</text:p>
      <text:p text:style-name="P7"><text:span text:style-name="T2"><text:tab/></text:span><text:span text:style-name="T11">Se modelan los procesos de negocio utilizando casos de uso de la empresa</text:span></text:p>
      <text:p text:style-name="P7"><text:span text:style-name="T11"/></text:p>
      <text:p text:style-name="P3">Requerimientos</text:p>
      <text:p text:style-name="P7"><text:span text:style-name="T2"><text:tab/></text:span><text:span text:style-name="T11">Se identifican los actores que interactuarán con el sistema y se desarrollan casos de usos propios para modelar los requerimientos del sistema.</text:span></text:p>
      <text:p text:style-name="P7"><text:span text:style-name="T11"/></text:p>
      <text:p text:style-name="P3">Análisis y Diseños</text:p>
      <text:p text:style-name="P7"><text:span text:style-name="T2"><text:tab/></text:span><text:span text:style-name="T8">Se crea y </text:span><text:span text:style-name="T11">documenta un modelo de diseño utilizando modelos arquitectónicos, de componentes, de objetos y de secuencia.</text:span></text:p>
      <text:p text:style-name="P3">Implementación</text:p>
      <text:p text:style-name="P7"><text:span text:style-name="T2"><text:tab/></text:span><text:span text:style-name="T11">Se implementan y estructuran los componentes del sistema en subsistemas de implementación. La generación de códigos automática a partir de modelos de diseño ayuda a acelerar este proceso.</text:span></text:p>
      <text:p text:style-name="P7"><text:span text:style-name="T11"/></text:p>
      <text:p text:style-name="P7"><text:span text:style-name="T11"/></text:p>
      <text:p text:style-name="P3"><text:soft-page-break/>Pruebas</text:p>
      <text:p text:style-name="P7"><text:span text:style-name="T2"><text:tab/></text:span><text:span text:style-name="T11">Las pruebas son un proceso iterativo que se realiza en conjunto con la implementación. Las pruebas del sistema siguen al completar la implementación.</text:span></text:p>
      <text:p text:style-name="P7"><text:span text:style-name="T11"/></text:p>
      <text:p text:style-name="P3">Despliegue</text:p>
      <text:p text:style-name="P7"><text:span text:style-name="T2"><text:tab/></text:span><text:span text:style-name="T11">Se crea la liberación de un producto, se distribuye a los usuarios y se instala en su lugar de trabajo.</text:span></text:p>
      <text:p text:style-name="P16"/>
      <text:p text:style-name="P1">Perspectivas Para El Entendimiento Del UP</text:p>
      <text:p text:style-name="P7"><text:span text:style-name="T2"><text:tab/></text:span><text:span text:style-name="T6">Ian Sommerville describe el proceso <text:s/>unificado desde tres perspectivas: dinámica, estática y práctica. Estas perspectivas se usan para comprender las características y estructura del proceso unificado.</text:span></text:p>
      <text:p text:style-name="P16"/>
      <text:p text:style-name="P3">Perspectiva Dinámica</text:p>
      <text:p text:style-name="P7"><text:span text:style-name="T2"><text:tab/></text:span><text:span text:style-name="T8">Muestra las fases del modelo (concepción, elaboración, construcción y transición).</text:span></text:p>
      <text:p text:style-name="P16"/>
      <text:p text:style-name="P3">Perspectiva Estática</text:p>
      <text:p text:style-name="P7"><text:span text:style-name="T2"><text:tab/></text:span><text:span text:style-name="T8">Representa las actividades del flujo de trabajo. (Modelado de negocios, requerimientos, análisis y diseño, implementación, pruebas, despliegue.)</text:span></text:p>
      <text:p text:style-name="P16"/>
      <text:p text:style-name="P3">Perspectiva Práctica</text:p>
      <text:p text:style-name="P7"><text:span text:style-name="T2"><text:tab/></text:span><text:span text:style-name="T8">Recomienda las buenas prácticas para obtener un desarrollo de software de alto nivel. </text:span><text:span text:style-name="T12">Entre las que podemos mencionar son: “Desarrollar el software de manera iterativa”, “Documentar de manera explicita los requerimientos del cliente”, “Estructurar la arquitectura del sistema de componentes”, “Usar modelos UML para elaborar representaciones de software estáticos y dinámicos”, “Garantizar que el software cumpla con los estándares de calidad”, “Gestionar los cambios con un software de administración de cambios”:</text:span></text:p>
      <text:p text:style-name="P7"><text:span text:style-name="T12"/></text:p>
      <text:p text:style-name="P21"><text:soft-page-break/><text:span text:style-name="T1">Estas perspectivas no son intrínsecas en el proceso de desarrollo original, pero puede ayudar a comprender un poco como está estructurado el proceso unificado, y claro, no está de más unas buenas prácticas para el desarrollo de software con el UP.</text:span></text:p>
      <text:p text:style-name="P17"/>
      <text:p text:style-name="P1">Conclusión</text:p>
      <text:p text:style-name="P7"><text:span text:style-name="T2"><text:tab/></text:span><text:span text:style-name="T6">El proceso unificado es adaptable a casi cualquier tipo de sistema que se necesite, no solo un proyecto de desarrollo de software sino que también se adapta a un sistema que requiera añadir hardware. Podemos utilizar las perspectivas de Ian Sommerville para entender la estructura básica del proceso unificado, estas tres perspectivas dividen a las fases, el flujo de trabajo y añade recomendaciones de prácticas a emplear durante el desarrollo del sistema. El proceso unificado es un modelo de desarrollo nuevo comparado con el modelo cascada, pero aun así sigue incorporando las bases de cualquier otro modelo de desarrollo general (comunicación, planeación, modelado, construcción y despliegue), por lo cual, no lo hace un modelo extraño y difícil de enten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Khmer OS" svg:font-family="'Khmer OS'" style:font-pitch="variable"/>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0:23:43.376555745</meta:creation-date>
    <dc:date>2021-07-09T10:05:27.277805902</dc:date>
    <meta:editing-duration>PT29M42S</meta:editing-duration>
    <meta:editing-cycles>3</meta:editing-cycles>
    <meta:generator>LibreOffice/6.4.7.2$Linux_X86_64 LibreOffice_project/40$Build-2</meta:generator>
    <meta:document-statistic meta:table-count="0" meta:image-count="0" meta:object-count="0" meta:page-count="5" meta:paragraph-count="44" meta:word-count="1025" meta:character-count="6681" meta:non-whitespace-character-count="5674"/>
  </office:meta>
</office:document-meta>
</file>